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5f9" officeooo:paragraph-rsid="000165f9"/>
    </style:style>
    <style:style style:name="P2" style:family="paragraph" style:parent-style-name="Standard">
      <style:text-properties officeooo:rsid="000165f9" officeooo:paragraph-rsid="0001c260"/>
    </style:style>
    <style:style style:name="P3" style:family="paragraph" style:parent-style-name="Standard">
      <style:text-properties officeooo:rsid="0001c260" officeooo:paragraph-rsid="0001c260"/>
    </style:style>
    <style:style style:name="T1" style:family="text">
      <style:text-properties officeooo:rsid="0001c2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aatti:</text:p>
      <text:p text:style-name="P2">Tero Huomo</text:p>
      <text:p text:style-name="P1">Ohjelmistoarkkitehtuurin sisällyttäminen ketteriin ohjelmistotuotantomenetelmiin</text:p>
      <text:p text:style-name="P1"/>
      <text:p text:style-name="P1">Arkkitehtuurin sisällyttäminen ohjelmistokehitykseen ja ketterä ohjelmistokehitys nähdään usein toisilleen ristiriitaisina ohjelmistokehitystapoina. Ketterässä ohjelmisto kehityksessä oikeanlaisen arkkitehtuurin luotetaan syntyvän muun ohjelmistokehityksen lomassa.</text:p>
      <text:p text:style-name="P1"/>
      <text:p text:style-name="P1">Ketterää kehitystä ohjelmistoarkkitehtuurin osalta kritisoivat, vaativat arkkitehtuurin suunnittelua erityisesti mukaan määriteltynä prosessina.</text:p>
      <text:p text:style-name="P1"/>
      <text:p text:style-name="P1">On olemassa erilaisia käytänteitä arkkitehtuurin sisällyttämiseen ketterässä ohjelmistotuotannossa:</text:p>
      <text:p text:style-name="P1"/>
      <text:p text:style-name="P1">SCRUM:issa voidaan pitää Sprint 0, jonka aikana myös ohjelmistonarkkitehtuurista tehdään alustava suunnitelma.</text:p>
      <text:p text:style-name="P1"/>
      <text:p text:style-name="P1">Voidaan myös eriyttää arkitehtuuri omaksi prosessikseen, joka mahdollisesti noudattaa iteraatioiden aikataulua. Ainakin osan arkitehtuuritiimin jäsenistä pitäisi olla myös itse kehitysryhmässä.</text:p>
      <text:p text:style-name="P1"/>
      <text:p text:style-name="P1">Yksi vaihtoehto ovat <text:span text:style-name="T1">kehityksen aikana tapahtuvat</text:span> suunnittelupiikit, <text:span text:style-name="T1">joiden aikana osa kehitystiimistä keskittyy</text:span> <text:span text:style-name="T1">arkkitehtuurin suunnitteluun.</text:span></text:p>
      <text:p text:style-name="P1"/>
      <text:p text:style-name="P3">Arkkitehtuurijaksot taas ovat samantyyppisiä kuin suunnittelupiikit, mutta niihin osallistuu ainakin koko kehitysryhmä. </text:p>
      <text:p text:style-name="P3"/>
      <text:p text:style-name="P3">Arkitehtuuritarinoita käytetään hieman samoin tavoin kuin käyttäjätarinoita, mutta ne keskittyvät ohjelmiston sisäiseen arkkitehtuuriin.</text:p>
      <text:p text:style-name="P1"/>
      <text:p text:style-name="P3">Yhtä oikeaa käytäntöä tai tapaa suoritua ohjelmistotuotanoprojekteista ei olemassa. Yleensä tiimien on paras muokata työskentelytapojaan tilanteen mukaan ja monesti näin myös tehdään.</text:p>
      <text:p text:style-name="P1"><text:s/></text:p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23:26:11.761259973</meta:creation-date>
    <dc:date>2016-05-09T23:48:31.436597101</dc:date>
    <meta:editing-duration>PT6M19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41" meta:character-count="1495" meta:non-whitespace-character-count="1363"/>
  </office:meta>
</office:document-meta>
</file>